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17" style:family="text">
      <style:text-properties fo:font-family="Sans" style:text-underline-type="single" style:text-underline-style="solid" fo:color="#0000ff"/>
    </style:style>
    <style:style style:name="p16" style:family="paragraph">
      <style:paragraph-properties fo:margin-top="9pt"/>
    </style:style>
    <style:style style:name="c14" style:family="text">
      <style:text-properties fo:font-family="Sans" style:text-underline-type="single" style:text-underline-style="solid" fo:color="#0000ff"/>
    </style:style>
    <style:style style:name="p13" style:family="paragraph">
      <style:paragraph-properties fo:margin-bottom="9pt"/>
    </style:style>
    <style:style style:name="c11" style:family="text">
      <style:text-properties fo:font-family="Sans" style:text-underline-type="single" style:text-underline-style="solid" fo:color="#0000ff"/>
    </style:style>
    <style:style style:name="p10" style:family="paragraph">
      <style:paragraph-properties fo:margin-top="9pt"/>
    </style:style>
    <text:list-style style:name="L8">
      <text:list-level-style-bullet text:bullet-char="●" text:level="1">
        <style:list-level-properties fo:text-align="start" text:space-before="8mm"/>
      </text:list-level-style-bullet>
    </text:list-style>
    <style:style style:name="c7" style:family="text">
      <style:text-properties fo:font-weight="bold" fo:font-family="Sans"/>
    </style:style>
    <style:style style:name="p6" style:family="paragraph">
      <style:paragraph-properties fo:margin-top="10.5pt" fo:margin-bottom="9pt"/>
    </style:style>
    <style:style style:name="p5" style:family="paragraph">
      <style:paragraph-properties fo:margin-top="9pt" fo:margin-bottom="9pt"/>
    </style:style>
    <style:style style:name="c4" style:family="text">
      <style:text-properties fo:font-weight="bold" fo:font-family="Sans"/>
    </style:style>
    <style:style style:name="p3" style:family="paragraph">
      <style:paragraph-properties fo:margin-top="12pt" fo:margin-bottom="9pt"/>
    </style:style>
    <style:style style:name="c38" style:family="text">
      <style:text-properties fo:font-family="Sans" style:text-underline-type="single" style:text-underline-style="solid" fo:color="#0000ff"/>
    </style:style>
    <style:style style:name="c37" style:family="text">
      <style:text-properties fo:font-family="Sans" style:text-underline-type="single" style:text-underline-style="solid" fo:color="#0000ff"/>
    </style:style>
    <style:style style:name="c0" style:family="text">
      <style:text-properties fo:font-family="Sans"/>
    </style:style>
    <style:style style:name="p36" style:family="paragraph">
      <style:paragraph-properties fo:margin-bottom="9pt"/>
    </style:style>
    <style:style style:name="c35" style:family="text">
      <style:text-properties fo:font-family="Sans" style:text-underline-type="single" style:text-underline-style="solid" fo:color="#0000ff"/>
    </style:style>
    <style:style style:name="p34" style:family="paragraph">
      <style:paragraph-properties fo:margin-top="9pt"/>
    </style:style>
    <style:style style:name="c32" style:family="text">
      <style:text-properties fo:font-family="Sans" style:text-underline-type="single" style:text-underline-style="solid" fo:color="#0000ff"/>
    </style:style>
    <style:style style:name="p31" style:family="paragraph">
      <style:paragraph-properties fo:margin-bottom="9pt"/>
    </style:style>
    <style:style style:name="c30" style:family="text">
      <style:text-properties fo:font-family="Sans" style:text-underline-type="single" style:text-underline-style="solid" fo:color="#0000ff"/>
    </style:style>
    <style:style style:name="p29" style:family="paragraph">
      <style:paragraph-properties fo:margin-top="9pt"/>
    </style:style>
    <style:style style:name="c27" style:family="text">
      <style:text-properties fo:font-family="Sans" style:text-underline-type="single" style:text-underline-style="solid" fo:color="#0000ff"/>
    </style:style>
    <style:style style:name="p26" style:family="paragraph">
      <style:paragraph-properties fo:margin-bottom="9pt"/>
    </style:style>
    <style:style style:name="c25" style:family="text">
      <style:text-properties fo:font-family="Sans" style:text-underline-type="single" style:text-underline-style="solid" fo:color="#0000ff"/>
    </style:style>
    <style:style style:name="p24" style:family="paragraph">
      <style:paragraph-properties fo:margin-top="9pt"/>
    </style:style>
    <style:style style:name="c22" style:family="text">
      <style:text-properties fo:font-family="Sans" style:text-underline-type="single" style:text-underline-style="solid" fo:color="#0000ff"/>
    </style:style>
    <style:style style:name="p21" style:family="paragraph">
      <style:paragraph-properties fo:margin-top="9pt" fo:margin-bottom="9pt"/>
    </style:style>
    <style:style style:name="c19" style:family="text">
      <style:text-properties fo:font-family="Sans" style:text-underline-type="single" style:text-underline-style="solid" fo:color="#0000ff"/>
    </style:style>
    <style:style style:name="p18" style:family="paragraph">
      <style:paragraph-properties fo:margin-bottom="9pt"/>
    </style:style>
  </office:automatic-styles>
  <office:body>
    <office:text>
      <text:p text:style-name="p3"><text:span text:style-name="c4">Recording Your Hacks</text:span></text:p>
      <text:p text:style-name="p5"><text:span text:style-name="c0">To record your hacks, it's best to use the software you're familiar with. If you are running Kali Linux in a Virtual Machine window, each of these programs will allow you to capture either your whole screen or just that virtual machine window and also narrate with audio.</text:span></text:p>
      <text:p text:style-name="p6"><text:span text:style-name="c7">Zoom</text:span></text:p>
      <text:p text:style-name="p5"><text:span text:style-name="c0">To record a video in Zoom, you can create your own personal meeting with just you attending. Then, you can share screen and record the video locally.</text:span></text:p>
      <text:list text:style-name="L8">
        <text:list-item>
          <text:p text:style-name="p10">
            <text:a xlink:href="https://zoom.us/support/download"><text:span text:style-name="c11">Download Zoom</text:span></text:a><text:span text:style-name="c0"> (Windows, macOS, GNU/Linux)</text:span></text:p>
        </text:list-item>
        <text:list-item>
          <text:p text:style-name="p13">
            <text:a xlink:href="https://support.zoom.us/hc/en-us/articles/201362473-Enabling-and-starting-local-recordings#h_2b0b123c-d9e9-48bc-b0c6-3cd874ebc98a"><text:span text:style-name="c14">How to record your Zoom meeting</text:span></text:a></text:p>
        </text:list-item>
      </text:list>
      <text:p text:style-name="p6"><text:span text:style-name="c7">OBS Studio</text:span></text:p>
      <text:p text:style-name="p5"><text:span text:style-name="c0">OBS is a very popular app for streamers, especially geeks and gamers.</text:span></text:p>
      <text:list text:style-name="L8">
        <text:list-item>
          <text:p text:style-name="p16">
            <text:a xlink:href="https://obsproject.com/download"><text:span text:style-name="c17">Download OBS Studio</text:span></text:a><text:span text:style-name="c0"> (Windows, macOS, GNU/Linux)</text:span></text:p>
        </text:list-item>
        <text:list-item>
          <text:p text:style-name="p18">
            <text:a xlink:href="https://www.streamscheme.com/how-to-record-in-obs/"><text:span text:style-name="c19">How to record your screen</text:span></text:a></text:p>
        </text:list-item>
      </text:list>
      <text:p text:style-name="p6"><text:span text:style-name="c7">QuickTime Player</text:span></text:p>
      <text:p text:style-name="p5"><text:span text:style-name="c0">QuickTime Player is installed by default in macOS.</text:span></text:p>
      <text:list text:style-name="L8">
        <text:list-item>
          <text:p text:style-name="p21">
            <text:a xlink:href="https://support.apple.com/en-us/HT208721"><text:span text:style-name="c22">How to record your screen</text:span></text:a><text:span text:style-name="c0"> (macOS)</text:span></text:p>
        </text:list-item>
      </text:list>
      <text:p text:style-name="p6"><text:span text:style-name="c7">ShareX</text:span></text:p>
      <text:p text:style-name="p5"><text:span text:style-name="c0">ShareX has many options for Windows power users.</text:span></text:p>
      <text:list text:style-name="L8">
        <text:list-item>
          <text:p text:style-name="p24">
            <text:a xlink:href="https://getsharex.com"><text:span text:style-name="c25">Download ShareX</text:span></text:a><text:span text:style-name="c0"> (Windows)</text:span></text:p>
        </text:list-item>
        <text:list-item>
          <text:p text:style-name="p26">
            <text:a xlink:href="https://sublimelms.com/docs/Video-App-Guide/Video%20App/How_to_record_screen_with_voice_using_Sharex_.html"><text:span text:style-name="c27">How to record your screen</text:span></text:a></text:p>
        </text:list-item>
      </text:list>
      <text:p text:style-name="p6"><text:span text:style-name="c7">CamStudio.</text:span></text:p>
      <text:list text:style-name="L8">
        <text:list-item>
          <text:p text:style-name="p29">
            <text:a xlink:href="https://camstudio.org"><text:span text:style-name="c30">Download CamStudio</text:span></text:a><text:span text:style-name="c0"> (Windows)</text:span></text:p>
        </text:list-item>
        <text:list-item>
          <text:p text:style-name="p31">
            <text:a xlink:href="https://www.howtogeek.com/18690/record-screen-activity-with-camstudio/"><text:span text:style-name="c32">How to record your screen</text:span></text:a></text:p>
        </text:list-item>
      </text:list>
      <text:p text:style-name="p6"><text:span text:style-name="c7">recordMyDesktop.</text:span></text:p>
      <text:list text:style-name="L8">
        <text:list-item>
          <text:p text:style-name="p34">
            <text:a xlink:href="https://recordmydesktop.sourceforge.net/about.php?utmzz=utmcsr%3Dduckduckgo.com%7Cutmcmd%3Dreferral%7Cutmccn%3D%28not+set%29&amp;webuid=i1k51f"><text:span text:style-name="c35">Download recordMyDesktop</text:span></text:a><text:span text:style-name="c0"> (GNU/Linux)</text:span></text:p>
        </text:list-item>
        <text:list-item>
          <text:p text:style-name="p36">
            <text:a xlink:href="https://recordmydesktop.sourceforge.net/rug/index.php"><text:span text:style-name="c37">How to record your screen</text:span></text:a></text:p>
        </text:list-item>
      </text:list>
      <text:p text:style-name="p6"><text:span text:style-name="c7">Upload Your Video</text:span></text:p>
      <text:p text:style-name="p5"><text:span text:style-name="c0">Upload your video using your browser by navigating to the dropbox URL that is provided by your instructors. Submissions can be uploaded after the end of class, and these hacks can be highlighted by your instructors on social media at your request (please </text:span><text:a xlink:href="mailto:sean.obrien@yale.edu"><text:span text:style-name="c38">email Sean</text:span></text:a><text:span text:style-name="c0"> with the details). </text:span></text:p>
    </office:text>
  </office:body>
</office:document-content>
</file>